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68cm"/>
    </style:style>
    <style:style style:name="co3" style:family="table-column">
      <style:table-column-properties fo:break-before="auto" style:column-width="7.056cm"/>
    </style:style>
    <style:style style:name="co5" style:family="table-column">
      <style:table-column-properties fo:break-before="auto" style:column-width="6.313cm"/>
    </style:style>
    <style:style style:name="co6" style:family="table-column">
      <style:table-column-properties fo:break-before="auto" style:column-width="3.7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 style:data-style-name="N30"/>
    <style:style style:name="ce8" style:family="table-cell" style:parent-style-name="Default" style:data-style-name="N30"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ce7"/>
        <table:table-column table:style-name="co4" table:number-columns-repeated="2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类名</text:p>
          </table:table-cell>
          <table:table-cell table:style-name="ce1" office:value-type="string" calcext:value-type="string">
            <text:p>接口名</text:p>
          </table:table-cell>
          <table:table-cell table:style-name="ce1" office:value-type="string" calcext:value-type="string">
            <text:p>接口内容</text:p>
          </table:table-cell>
          <table:table-cell table:style-name="ce1" office:value-type="string" calcext:value-type="string">
            <text:p>需要天数</text:p>
          </table:table-cell>
          <table:table-cell table:style-name="ce1" office:value-type="string" calcext:value-type="string">
            <text:p>完成日期</text:p>
          </table:table-cell>
          <table:table-cell table:style-name="ce1" office:value-type="string" calcext:value-type="string">
            <text:p>完成情况</text:p>
          </table:table-cell>
          <table:table-cell table:style-name="ce1" office:value-type="string" calcext:value-type="string">
            <text:p>备注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1" table:number-rows-spanned="12">
            <text:p>Configuration</text:p>
          </table:table-cell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office:value-type="string" calcext:value-type="string">
            <text:p>配置文件文件格式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07" calcext:value-type="date">
            <text:p>16年3月7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office:value-type="string" calcext:value-type="string">
            <text:p>int loadConfiguration()</text:p>
          </table:table-cell>
          <table:table-cell office:value-type="string" calcext:value-type="string">
            <text:p>读取文件形式的配置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7" calcext:value-type="date">
            <text:p>16年3月7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office:value-type="string" calcext:value-type="string">
            <text:p>const string operator[](const char *) const</text:p>
          </table:table-cell>
          <table:table-cell office:value-type="string" calcext:value-type="string">
            <text:p>获取配置内容</text:p>
          </table:table-cell>
          <table:table-cell office:value-type="float" office:value="1" calcext:value-type="float">
            <text:p>1</text:p>
          </table:table-cell>
          <table:table-cell office:value-type="date" office:date-value="2016-03-08" calcext:value-type="date">
            <text:p>16年3月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10">
            <text:p>Util</text:p>
          </table:table-cell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covered-table-cell table:style-name="Default"/>
          <table:table-cell office:value-type="string" calcext:value-type="string">
            <text:p>getCurrentUnixTimeMs(封装gettimeofday)</text:p>
          </table:table-cell>
          <table:table-cell office:value-type="string" calcext:value-type="string">
            <text:p>获取当前的毫秒(长整数返回)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8" calcext:value-type="date">
            <text:p>16年3月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covered-table-cell table:style-name="Default"/>
          <table:table-cell office:value-type="string" calcext:value-type="string">
            <text:p>daemonize</text:p>
          </table:table-cell>
          <table:table-cell office:value-type="string" calcext:value-type="string">
            <text:p>守护进程化, 照抄APUE即可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8" calcext:value-type="date">
            <text:p>16年3月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14">
            <text:p>Cluster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initConfig()</text:p>
          </table:table-cell>
          <table:table-cell office:value-type="string" calcext:value-type="string">
            <text:p>读取配置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9" calcext:value-type="date">
            <text:p>16年3月9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init()</text:p>
          </table:table-cell>
          <table:table-cell office:value-type="string" calcext:value-type="string">
            <text:p>初始化网络连接等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3-09" calcext:value-type="date">
            <text:p>16年3月9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createClient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0" calcext:value-type="date">
            <text:p>16年3月10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deleteClient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0" calcext:value-type="date">
            <text:p>16年3月10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ce4"/>
          <table:table-cell table:style-name="ce6" table:number-columns-repeated="3"/>
          <table:table-cell table:style-name="ce8"/>
          <table:table-cell table:style-name="ce6"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int toLead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int toFollow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int toCandidate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nextCronTime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int cron()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6-03-14" calcext:value-type="date">
            <text:p>16年3月14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8">
            <text:p>ClusterClient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总 <text:s text:c="2"/>1</text:p>
          </table:table-cell>
          <table:table-cell office:value-type="date" office:date-value="2016-03-16" calcext:value-type="date">
            <text:p>16年3月16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8">
            <text:p>Siblings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recognizeSiblings()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17" calcext:value-type="date">
            <text:p>16年3月17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connectLostSiblings()</text:p>
          </table:table-cell>
          <table:table-cell table:number-columns-repeated="2"/>
          <table:table-cell office:value-type="date" office:date-value="2016-03-18" calcext:value-type="date">
            <text:p>16年3月1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addSiblings(ClusterClient *, int clusterId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8" calcext:value-type="date">
            <text:p>16年3月1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deleteSiblings(ClusterClient *, int clusterId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8" calcext:value-type="date">
            <text:p>16年3月1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6">
            <text:p>Parents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addParent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1" calcext:value-type="date">
            <text:p>16年3月2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deleteParent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1" calcext:value-type="date">
            <text:p>16年3月2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7">
            <text:p>Children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recognizeChildren()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22" calcext:value-type="date">
            <text:p>16年3月22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connectLostChildren()</text:p>
          </table:table-cell>
          <table:table-cell table:number-columns-repeated="2"/>
          <table:table-cell office:value-type="date" office:date-value="2016-03-22" calcext:value-type="date">
            <text:p>16年3月22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addChild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2" calcext:value-type="date">
            <text:p>16年3月22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deleteChild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2" calcext:value-type="date">
            <text:p>16年3月22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6">
            <text:p>Entry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date" office:date-value="2016-03-23" calcext:value-type="date">
            <text:p>16年3月23日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6">
            <text:p>PersistenceFile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designing, requirement not clear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6-03-24" calcext:value-type="date">
            <text:p>16年3月24日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9">
            <text:p>Command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requestVote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25" calcext:value-type="date">
            <text:p>16年3月25日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replyRequestVote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28" calcext:value-type="date">
            <text:p>16年3月28日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appendEntry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29" calcext:value-type="date">
            <text:p>16年3月29日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replyAppendEntry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30" calcext:value-type="date">
            <text:p>16年3月30日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redirect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4-01" calcext:value-type="date">
            <text:p>16年4月1日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4-02" calcext:value-type="date">
            <text:p>16年4月2日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flushServer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 table:number-columns-spanned="1" table:number-rows-spanned="8">
            <text:p>ProtocolStream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office:value-type="string" calcext:value-type="string">
            <text:p>addDefaultComman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0000／00／00</text:date>, <text:time style:data-style-name="N2" text:time-value="09:47:11.422383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44M53S</meta:editing-duration>
    <meta:editing-cycles>34</meta:editing-cycles>
    <meta:generator>LibreOffice/4.2.8.2$Linux_X86_64 LibreOffice_project/420m0$Build-2</meta:generator>
    <dc:date>2016-03-14T10:42:11.711141211</dc:date>
    <meta:document-statistic meta:table-count="3" meta:cell-count="146" meta:object-count="0"/>
    <meta:user-defined meta:name="Info 1"/>
    <meta:user-defined meta:name="Info 2"/>
    <meta:user-defined meta:name="Info 3"/>
    <meta:user-defined meta:name="Info 4"/>
  </office:meta>
</office:document-meta>
</file>